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6" style:family="paragraph" style:parent-style-name="Standard">
      <style:text-properties officeooo:rsid="001bcb92" officeooo:paragraph-rsid="001bcb92"/>
    </style:style>
    <style:style style:name="P7" style:family="paragraph" style:parent-style-name="Standard">
      <style:paragraph-properties fo:text-align="center" style:justify-single-word="false"/>
      <style:text-properties officeooo:rsid="001bcb92" officeooo:paragraph-rsid="001bcb92"/>
    </style:style>
    <style:style style:name="T1" style:family="text">
      <style:text-properties officeooo:rsid="001a5dfa"/>
    </style:style>
    <style:style style:name="T2" style:family="text">
      <style:text-properties officeooo:rsid="001bc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Provinc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2" office:value-type="string">
            <text:p text:style-name="P4">Nome</text:p>
          </table:table-cell>
          <table:table-cell table:style-name="Table2.A2" office:value-type="string">
            <text:p text:style-name="P4">Nome dell<text:span text:style-name="T2">a provincia</text:span></text:p>
          </table:table-cell>
          <table:table-cell table:style-name="Table2.A2" office:value-type="string">
            <text:p text:style-name="P4">CARATTERI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SI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Sigla</text:p>
          </table:table-cell>
          <table:table-cell table:style-name="Table2.A1" office:value-type="string">
            <text:p text:style-name="P6">Sigla della provincia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4">ID</text:p>
          </table:table-cell>
          <table:table-cell table:style-name="Table2.A2" office:value-type="string">
            <text:p text:style-name="P4">ID autoincrementante</text:p>
          </table:table-cell>
          <table:table-cell table:style-name="Table2.A2" office:value-type="string">
            <text:p text:style-name="P6">INTERO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SI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SI</text:p>
          </table:table-cell>
          <table:table-cell table:style-name="Table2.A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41:22.030523632</dc:date>
    <meta:editing-duration>PT11M40S</meta:editing-duration>
    <meta:editing-cycles>5</meta:editing-cycles>
    <meta:document-statistic meta:table-count="2" meta:image-count="0" meta:object-count="0" meta:page-count="1" meta:paragraph-count="39" meta:word-count="57" meta:character-count="395" meta:non-whitespace-character-count="377"/>
  </office:meta>
</office:document-meta>
</file>